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text-properties fo:text-transform="uppercase" style:font-name="Times New Roman" fo:font-size="12pt" fo:font-weight="bold" style:font-size-asian="12pt" style:font-weight-asian="bold" style:font-size-complex="12pt" style:font-weight-complex="bold"/>
    </style:style>
    <style:style style:name="P2" style:family="paragraph" style:parent-style-name="Standard">
      <style:paragraph-properties fo:line-height="150%" fo:text-align="center" style:justify-single-word="false"/>
      <style:text-properties fo:text-transform="uppercase" style:font-name="Times New Roman" fo:font-size="12pt" fo:font-weight="bold" fo:background-color="transparent" style:font-size-asian="12pt" style:font-weight-asian="bold" style:font-size-complex="12pt" style:font-weight-complex="bold"/>
    </style:style>
    <style:style style:name="P3" style:family="paragraph" style:parent-style-name="Standard">
      <style:paragraph-properties fo:line-height="150%"/>
      <style:text-properties style:font-name="Times New Roman" fo:font-size="12pt" style:font-size-asian="12pt" style:font-size-complex="12pt"/>
    </style:style>
    <style:style style:name="P4" style:family="paragraph" style:parent-style-name="Standard">
      <style:paragraph-properties fo:line-height="150%" fo:text-align="center" style:justify-single-word="false"/>
      <style:text-properties style:font-name="Times New Roman" fo:font-size="12pt" style:font-size-asian="12pt" style:font-size-complex="12pt"/>
    </style:style>
    <style:style style:name="P5" style:family="paragraph" style:parent-style-name="Standard">
      <style:paragraph-properties fo:line-height="200%"/>
      <style:text-properties style:font-name="Times New Roman" fo:font-size="12pt" style:font-size-asian="12pt" style:font-size-complex="12pt"/>
    </style:style>
    <style:style style:name="P6" style:family="paragraph" style:parent-style-name="Standard">
      <style:paragraph-properties fo:line-height="200%" fo:text-align="center" style:justify-single-word="false"/>
      <style:text-properties style:font-name="Times New Roman" fo:font-size="12pt" style:font-size-asian="12pt" style:font-size-complex="12pt"/>
    </style:style>
    <style:style style:name="P7" style:family="paragraph" style:parent-style-name="Standard">
      <style:paragraph-properties fo:margin-left="3.0626in" fo:margin-right="0in" style:line-height-at-least="0.0693in" fo:text-indent="0in" style:auto-text-indent="false"/>
      <style:text-properties style:font-name="Times New Roman" fo:font-size="12pt" style:font-size-asian="12pt" style:font-size-complex="12pt"/>
    </style:style>
    <style:style style:name="P8" style:family="paragraph" style:parent-style-name="Text_20_body">
      <style:paragraph-properties fo:margin-left="3.0626in" fo:margin-right="0in" fo:margin-top="0in" fo:margin-bottom="0in" fo:text-indent="0in" style:auto-text-indent="false"/>
      <style:text-properties style:font-name="Times New Roman" fo:font-size="12pt" style:font-size-asian="12pt" style:font-size-complex="12pt"/>
    </style:style>
    <style:style style:name="P9" style:family="paragraph" style:parent-style-name="Text_20_body">
      <style:paragraph-properties fo:margin-left="3.0626in" fo:margin-right="0in" fo:margin-top="0in" fo:margin-bottom="0in" fo:line-height="150%" fo:text-align="center" style:justify-single-word="false" fo:text-indent="0in" style:auto-text-indent="false"/>
      <style:text-properties style:font-name="Times New Roman" fo:font-size="12pt" style:font-size-asian="12pt" style:font-size-complex="12pt"/>
    </style:style>
    <style:style style:name="P10" style:family="paragraph" style:parent-style-name="Normal_20__28_Web_29_">
      <style:paragraph-properties fo:margin-top="0.1945in" fo:margin-bottom="0in" fo:text-align="center" style:justify-single-word="false"/>
      <style:text-properties style:font-name="Times New Roman" fo:font-size="12pt" style:font-size-asian="12pt" style:font-size-complex="12pt"/>
    </style:style>
    <style:style style:name="P11" style:family="paragraph" style:parent-style-name="Normal_20__28_Web_29_">
      <style:paragraph-properties fo:margin-top="0.1945in" fo:margin-bottom="0in" fo:line-height="200%"/>
      <style:text-properties style:font-name="Times New Roman" fo:font-size="12pt" style:font-size-asian="12pt" style:font-size-complex="12pt"/>
    </style:style>
    <style:style style:name="P12" style:family="paragraph" style:parent-style-name="Normal_20__28_Web_29_">
      <style:paragraph-properties fo:margin-top="0.1945in" fo:margin-bottom="0in" fo:line-height="200%" fo:text-align="end" style:justify-single-word="false"/>
      <style:text-properties style:font-name="Times New Roman" fo:font-size="12pt" style:font-size-asian="12pt" style:font-size-complex="12pt"/>
    </style:style>
    <style:style style:name="P13" style:family="paragraph" style:parent-style-name="Normal_20__28_Web_29_">
      <style:paragraph-properties fo:margin-top="0.1945in" fo:margin-bottom="0in" fo:text-align="center"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14" style:family="paragraph" style:parent-style-name="Normal_20__28_Web_29_">
      <style:paragraph-properties fo:margin-top="0.1945in" fo:margin-bottom="0in" fo:text-align="center" style:justify-single-word="false" fo:break-before="page"/>
      <style:text-properties style:font-name="Times New Roman" fo:font-size="12pt" style:font-size-asian="12pt" style:font-size-complex="12pt"/>
    </style:style>
    <style:style style:name="P15" style:family="paragraph" style:parent-style-name="Normal_20__28_Web_29_">
      <style:paragraph-properties fo:margin-left="2.6299in" fo:margin-right="0in" fo:margin-top="0.1945in" fo:margin-bottom="0in" fo:text-indent="0in" style:auto-text-indent="false"/>
      <style:text-properties style:font-name="Times New Roman" fo:font-size="12pt" style:font-size-asian="12pt" style:font-size-complex="12pt"/>
    </style:style>
    <style:style style:name="P16" style:family="paragraph" style:parent-style-name="Normal_20__28_Web_29_">
      <style:paragraph-properties fo:margin-left="2.6299in" fo:margin-right="0in" fo:margin-top="0in" fo:margin-bottom="0in" fo:text-indent="0in" style:auto-text-indent="false"/>
      <style:text-properties style:font-name="Times New Roman" fo:font-size="12pt" style:font-size-asian="12pt" style:font-size-complex="12pt"/>
    </style:style>
    <style:style style:name="P17" style:family="paragraph" style:parent-style-name="Normal_20__28_Web_29_">
      <style:paragraph-properties fo:margin-top="0in" fo:margin-bottom="0in" fo:text-align="center" style:justify-single-word="false"/>
      <style:text-properties style:font-name="Arial Black" fo:font-size="18pt" style:font-size-asian="18pt" style:font-size-complex="18pt"/>
    </style:style>
    <style:style style:name="P18" style:family="paragraph" style:parent-style-name="Normal_20__28_Web_29_">
      <style:paragraph-properties fo:margin-top="0in" fo:margin-bottom="0in" fo:text-align="start" style:justify-single-word="false"/>
      <style:text-properties style:font-name="Times New Roman" fo:font-size="12pt" style:font-size-asian="12pt" style:font-size-complex="12pt"/>
    </style:style>
    <style:style style:name="P19" style:family="paragraph" style:parent-style-name="Normal_20__28_Web_29_">
      <style:paragraph-properties fo:margin-top="0in" fo:margin-bottom="0in" fo:text-align="start" style:justify-single-word="false"/>
      <style:text-properties style:font-name="Times New Roman" fo:font-size="18pt" style:text-underline-style="none" fo:font-weight="bold" style:font-size-asian="18pt" style:font-weight-asian="bold" style:font-size-complex="18pt" style:font-weight-complex="bold"/>
    </style:style>
    <style:style style:name="P20" style:family="paragraph" style:parent-style-name="Normal_20__28_Web_29_">
      <style:paragraph-properties fo:margin-top="0in" fo:margin-bottom="0in" fo:text-align="start" style:justify-single-word="false"/>
    </style:style>
    <style:style style:name="P21" style:family="paragraph" style:parent-style-name="Normal_20__28_Web_29_">
      <style:paragraph-properties fo:margin-top="0in" fo:margin-bottom="0in" fo:text-align="start" style:justify-single-word="false"/>
      <style:text-properties style:font-name="Arial" fo:font-size="16pt" fo:font-weight="bold" style:font-size-asian="16pt" style:font-weight-asian="bold" style:font-size-complex="16pt" style:font-weight-complex="bold"/>
    </style:style>
    <style:style style:name="P22" style:family="paragraph" style:parent-style-name="Normal_20__28_Web_29_">
      <style:paragraph-properties fo:margin-top="0in" fo:margin-bottom="0in" fo:text-align="start" style:justify-single-word="false"/>
      <style:text-properties style:font-name="Arial" fo:font-size="16pt" style:text-underline-style="none" fo:font-weight="bold" style:font-size-asian="16pt" style:font-weight-asian="bold" style:font-size-complex="16pt" style:font-weight-complex="bold"/>
    </style:style>
    <style:style style:name="P23" style:family="paragraph" style:parent-style-name="Normal_20__28_Web_29_">
      <style:paragraph-properties fo:margin-top="0in" fo:margin-bottom="0in" fo:text-align="start" style:justify-single-word="false"/>
      <style:text-properties style:font-name="Arial" fo:font-size="18pt" fo:font-weight="bold" style:font-size-asian="18pt" style:font-weight-asian="bold" style:font-size-complex="18pt" style:font-weight-complex="bold"/>
    </style:style>
    <style:style style:name="P24" style:family="paragraph" style:parent-style-name="Normal_20__28_Web_29_">
      <style:paragraph-properties fo:margin-left="0.5in" fo:margin-right="1.4898in" fo:margin-top="0in" fo:margin-bottom="0in" fo:text-align="start" style:justify-single-word="false" fo:text-indent="0in" style:auto-text-indent="false" fo:background-color="#e6e6e6">
        <style:background-image/>
      </style:paragraph-properties>
      <style:text-properties style:font-name="Times New Roman" fo:font-size="14pt" style:font-size-asian="14pt" style:font-size-complex="14pt"/>
    </style:style>
    <style:style style:name="P25" style:family="paragraph" style:parent-style-name="Normal_20__28_Web_29_">
      <style:paragraph-properties fo:margin-left="0.5in" fo:margin-right="1.4898in" fo:margin-top="0in" fo:margin-bottom="0in" fo:text-align="start" style:justify-single-word="false" fo:text-indent="0in" style:auto-text-indent="false" fo:background-color="#e6e6e6">
        <style:background-image/>
      </style:paragraph-properties>
    </style:style>
    <style:style style:name="P26" style:family="paragraph" style:parent-style-name="Normal_20__28_Web_29_">
      <style:paragraph-properties fo:margin-left="0.5in" fo:margin-right="1.4898in" fo:margin-top="0in" fo:margin-bottom="0in" fo:text-align="start" style:justify-single-word="false" fo:text-indent="0in" style:auto-text-indent="false" fo:background-color="#e6e6e6">
        <style:background-image/>
      </style:paragraph-properties>
      <style:text-properties fo:font-size="14pt" style:font-size-asian="14pt" style:font-size-complex="14pt"/>
    </style:style>
    <style:style style:name="P27" style:family="paragraph" style:parent-style-name="Standard">
      <style:paragraph-properties fo:line-height="150%" fo:text-align="center" style:justify-single-word="false" fo:break-before="page"/>
      <style:text-properties fo:text-transform="uppercase" style:font-name="Times New Roman" fo:font-size="12pt" fo:font-weight="bold" style:font-size-asian="12pt" style:font-weight-asian="bold" style:font-size-complex="12pt" style:font-weight-complex="bold"/>
    </style:style>
    <style:style style:name="P28" style:family="paragraph" style:parent-style-name="Text_20_body">
      <style:paragraph-properties fo:line-height="150%" fo:text-align="center" style:justify-single-word="false" fo:break-before="page"/>
      <style:text-properties style:font-name="Times New Roman" fo:font-size="12pt" fo:font-weight="bold" style:font-size-asian="12pt" style:font-size-complex="12pt"/>
    </style:style>
    <style:style style:name="P29" style:family="paragraph" style:parent-style-name="Text_20_body">
      <style:paragraph-properties fo:line-height="150%"/>
      <style:text-properties style:font-name="Times New Roman" fo:font-size="12pt" style:font-size-asian="12pt" style:font-size-complex="12pt"/>
    </style:style>
    <style:style style:name="P30" style:family="paragraph" style:parent-style-name="Text_20_body">
      <style:paragraph-properties fo:line-height="150%" fo:text-align="center" style:justify-single-word="false"/>
      <style:text-properties style:font-name="Times New Roman" fo:font-size="12pt" style:font-size-asian="12pt" style:font-size-complex="12pt"/>
    </style:style>
    <style:style style:name="P31" style:family="paragraph" style:parent-style-name="Text_20_body">
      <style:paragraph-properties fo:line-height="200%"/>
      <style:text-properties style:font-name="Times New Roman" fo:font-size="12pt" style:font-size-asian="12pt" style:font-size-complex="12pt"/>
    </style:style>
    <style:style style:name="P32" style:family="paragraph" style:parent-style-name="Text_20_body">
      <style:paragraph-properties fo:line-height="200%" fo:text-align="center" style:justify-single-word="false"/>
      <style:text-properties style:font-name="Times New Roman" fo:font-size="12pt" style:font-size-asian="12pt" style:font-size-complex="12pt"/>
    </style:style>
    <style:style style:name="P33" style:family="paragraph" style:parent-style-name="Text_20_body">
      <style:paragraph-properties fo:line-height="150%" fo:text-align="center" style:justify-single-word="false"/>
      <style:text-properties style:font-name="Times New Roman" fo:font-size="12pt" style:text-underline-style="solid" style:text-underline-width="auto" style:text-underline-color="font-color" fo:font-weight="bold" style:font-size-asian="12pt" style:font-size-complex="12pt"/>
    </style:style>
    <style:style style:name="P34" style:family="paragraph" style:parent-style-name="Text_20_body">
      <style:paragraph-properties fo:margin-left="0.5in" fo:margin-right="0in" fo:line-height="150%" fo:text-indent="0in" style:auto-text-indent="false"/>
      <style:text-properties style:font-name="Times New Roman" fo:font-size="12pt" style:font-size-asian="12pt" style:font-size-complex="12pt"/>
    </style:style>
    <style:style style:name="P35" style:family="paragraph" style:parent-style-name="Standard" style:master-page-name="Standard">
      <style:paragraph-properties fo:line-height="150%" fo:text-align="center" style:justify-single-word="false" style:page-number="auto"/>
      <style:text-properties fo:text-transform="uppercase" style:font-name="Times New Roman" fo:font-size="12pt" fo:font-weight="bold" style:font-size-asian="12pt" style:font-weight-asian="bold" style:font-size-complex="12pt" style:font-weight-complex="bold"/>
    </style:style>
    <style:style style:name="P36" style:family="paragraph" style:parent-style-name="Standard" style:master-page-name="Standard">
      <style:paragraph-properties fo:line-height="150%" fo:text-align="center" style:justify-single-word="false" style:page-number="auto" fo:break-before="page"/>
      <style:text-properties fo:text-transform="uppercase" style:font-name="Times New Roman" fo:font-size="12pt" fo:font-weight="bold" style:font-size-asian="12pt" style:font-weight-asian="bold" style:font-size-complex="12pt" style:font-weight-complex="bold"/>
    </style:style>
    <style:style style:name="P37" style:family="paragraph" style:parent-style-name="Normal_20__28_Web_29_" style:master-page-name="Standard">
      <style:paragraph-properties fo:margin-top="0in" fo:margin-bottom="0in" fo:text-align="center" style:justify-single-word="false" style:page-number="auto"/>
      <style:text-properties style:font-name="Arial" fo:font-size="18pt" fo:font-weight="bold" style:font-size-asian="18pt" style:font-weight-asian="bold" style:font-size-complex="18pt" style:font-weight-complex="bold"/>
    </style:style>
    <style:style style:name="P38" style:family="paragraph" style:parent-style-name="Normal_20__28_Web_29_" style:list-style-name="L1">
      <style:paragraph-properties fo:margin-top="0in" fo:margin-bottom="0in" fo:text-align="start" style:justify-single-word="false"/>
    </style:style>
    <style:style style:name="T1" style:family="text">
      <style:text-properties fo:font-size="14pt" style:font-size-asian="14pt" style:font-size-complex="14pt"/>
    </style:style>
    <style:style style:name="T2" style:family="text">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T3" style:family="text">
      <style:text-properties style:font-name="Times New Roman" fo:font-size="12pt" style:font-size-asian="12pt"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Welcome to WyomingRegisteredAgent.com</text:p>
      <text:p text:style-name="P17"/>
      <text:p text:style-name="P18">Thank you for your recent purchase. In this package you will find</text:p>
      <text:p text:style-name="P18"/>
      <text:list xml:id="list40162257" text:style-name="L1">
        <text:list-item>
          <text:p text:style-name="P38"><text:span text:style-name="T2">Your original Articles of Incorporation.</text:span><text:span text:style-name="T3"> These are the filed and approved documents from the Wyoming Secretary of State which should be kept in a safe place with your other corporate documents.</text:span></text:p>
        </text:list-item>
        <text:list-item>
          <text:p text:style-name="P38"><text:span text:style-name="T2">Resignation of Incorporator.</text:span><text:span text:style-name="T3"> Since we signed your Articles of Incorporation as the incorporator, this document shows we are no longer acting on behalf of your company, and that you are the new director of the corporation.</text:span></text:p>
        </text:list-item>
        <text:list-item>
          <text:p text:style-name="P38"><text:span text:style-name="T2">Bank Resolution.</text:span><text:span text:style-name="T3"> You can use this resolution at a bank to show you are authorized to open an account for the corporation.</text:span></text:p>
        </text:list-item>
        <text:list-item>
          <text:p text:style-name="P38"><text:span text:style-name="T2">Resignation of Nominee.</text:span><text:span text:style-name="T3"> You can use this resolution to show you are authorized to conduct business on behalf of the corporation. Please sign and date the Acceptance of Appointment and keep these documents with the other corporate documents.</text:span></text:p>
        </text:list-item>
      </text:list>
      <text:p text:style-name="P19"/>
      <text:p text:style-name="P22">How To Manage Your Account Online</text:p>
      <text:p text:style-name="P18"/>
      <text:p text:style-name="P18">You can manage your account online in order to keep up to date on the status of your corporation, find out when annual reports are due, make changes to your mailing address, or access a library of over 1000 corporate resolutions.</text:p>
      <text:p text:style-name="P18"/>
      <text:p text:style-name="P25"><text:a xlink:type="simple" xlink:href="http://my.wyomingregisteredagent.com/"><text:span text:style-name="T1">http://my.wyomingregisteredagent.com</text:span></text:a></text:p>
      <text:p text:style-name="P26">User Name: [onshow.username]</text:p>
      <text:p text:style-name="P26">Password: [onshow.password]</text:p>
      <text:p text:style-name="P23"/>
      <text:p text:style-name="P21">When Your Annual Report is Due</text:p>
      <text:p text:style-name="P20"/>
      <text:p text:style-name="P20">Your annual report is due on the first day of the month of incorporation every year. WyomingRegisteredAgent.com will send you notification by both mail and email approximately 45 days before your annual report is due every year.</text:p>
      <text:p text:style-name="P23"/>
      <text:p text:style-name="P21">Questions and Support</text:p>
      <text:p text:style-name="P20"/>
      <text:p text:style-name="P20">If you have any problems or questions, please feel free to contact us:</text:p>
      <text:p text:style-name="P20"/>
      <text:p text:style-name="P25"><text:a xlink:type="simple" xlink:href="http://my.wyomingregisteredagent.com/"><text:span text:style-name="T1">http://support.wyomingregisteredagent.com</text:span></text:a></text:p>
      <text:p text:style-name="P26">Email: <text:a xlink:type="simple" xlink:href="mailto:support@wyomingregisteredagent.com">support@wyomingregisteredagent.com</text:a></text:p>
      <text:p text:style-name="P24">Phone: (307) 637-5151</text:p>
      <text:p text:style-name="P10"/>
      <text:p text:style-name="P14"/>
      <text:p text:style-name="P10"/>
      <text:p text:style-name="P13">RESIGNATION OF INCORPORATOR</text:p>
      <text:p text:style-name="P11"/>
      <text:p text:style-name="P11">I, Keith T. Vogt, on behalf of WyomingRegisteredAgent.com, Inc. do hereby resign as incorporator of <text:bookmark text:name="CompanyName"/>[onshow.company_name], a Wyoming corporation, effective this <text:date style:data-style-name="N76" text:date-value="2010-11-17T20:03:48.17">November 17, 2010</text:date>.</text:p>
      <text:p text:style-name="P12"/>
      <text:p text:style-name="P15"/>
      <text:p text:style-name="P16">By: ___________________________________</text:p>
      <text:p text:style-name="P16">Name: Keith T. Vogt</text:p>
      <text:p text:style-name="P16">Title: President</text:p>
      <text:p text:style-name="P16">Company: WyomingRegisteredAgent.com, Inc.</text:p>
      <text:p text:style-name="P15"/>
      <text:p text:style-name="P28">Resolution Of INCORPORATOR<text:line-break/>TO APPOINT DIRECTORS for</text:p>
      <text:p text:style-name="P30"> </text:p>
      <text:p text:style-name="P33">[onshow.company_name]</text:p>
      <text:p text:style-name="P30">A Wyoming Corporation (hereafter “corporation”)</text:p>
      <text:p text:style-name="P30"> </text:p>
      <text:p text:style-name="P29">The Incorporator of the above named corporation hereby appoints the following people to the Board of Directors of the corporation:</text:p>
      <text:p text:style-name="P34">[onshow.new_director]</text:p>
      <text:p text:style-name="P29">  </text:p>
      <text:p text:style-name="P31">Adopted and resolved by the Incorporator of the corporation this <text:date style:data-style-name="N76" text:date-value="2010-11-17T20:03:48.17">November 17, 2010</text:date>.</text:p>
      <text:p text:style-name="P32"> </text:p>
      <text:p text:style-name="P8">________________________________________<text:line-break/>Keith T. Vogt, President</text:p>
      <text:p text:style-name="P8">WyomingRegisteredAgent.com, Inc.</text:p>
      <text:p text:style-name="P8">Incorporator</text:p>
      <text:p text:style-name="P9"/>
      <text:p text:style-name="P35">CONSENT TO ACTIOn WITHOUT A Meeting of the DIRECTORS </text:p>
      <text:p text:style-name="P1">OF</text:p>
      <text:p text:style-name="P2">[onshow.company_name]</text:p>
      <text:p text:style-name="P4">A Wyoming Corporation (hereafter “corporation”)</text:p>
      <text:p text:style-name="P4"/>
      <text:p text:style-name="P3">In accordance with the provisions of the Wyoming Business Corporation Act, Keith Vogt, the original Director of the corporation, hereby consents to the following action:</text:p>
      <text:p text:style-name="P3">RESOLVED that <text:bookmark text:name="Nominee1"/>[onshow.new_director], is hereby appointed as Director of the corporation, to serve until a successor is duly elected and qualified.</text:p>
      <text:p text:style-name="P3">FURTHER RESOLVED, that the Manager, <text:bookmark text:name="Nominee2"/>[onshow.new_director], shall have the full power and authority to act on behalf of the corporation.</text:p>
      <text:p text:style-name="P3">RESOLVED FURTHER that <text:bookmark text:name="Nominee3"/><text:s/>is hereby authorized to manage, control, and operate any portion of the business with such being but not limited to: any and all lawful business transactions; the opening a bank account in the name of this entity for the deposit of funds belonging to the company, such funds to be withdrawn by authorized parties.</text:p>
      <text:p text:style-name="P3">FURTHER RESOLVED, that I, Keith Vogt, the original director of the corporation, hereby tender and submit my resignation as a director of any and all positions with the above named corporation, such resignation to be effective this day.</text:p>
      <text:p text:style-name="P3">IN WITNESS HEREOF, the undersigned has executed this written consent as of the date hereof.</text:p>
      <text:p text:style-name="P5">Dated today, <text:date style:data-style-name="N76" text:date-value="2010-11-17T20:03:48.17">November 17, 2010</text:date>.</text:p>
      <text:p text:style-name="P6"/>
      <text:p text:style-name="P7">________________________________________<text:line-break/>Keith Vogt, Director</text:p>
      <text:p text:style-name="P27">ACCEPTANCE OF APPOINTMENT AS DIRECTOR </text:p>
      <text:p text:style-name="P1">OF</text:p>
      <text:p text:style-name="P1">[onshow.company_name]</text:p>
      <text:p text:style-name="P4">A Wyoming Corporation (hereafter “corporation”)</text:p>
      <text:p text:style-name="P4"/>
      <text:p text:style-name="P3">I, <text:bookmark text:name="Nominee4"/>[onshow.new_director], having been appointed a Director of the corporation, do hereby accept said position effective as of the time of my appointment on this ________ day of _______________________, __________.</text:p>
      <text:p text:style-name="P7"/>
      <text:p text:style-name="P6"/>
      <text:p text:style-name="P7">________________________________________<text:line-break/><text:bookmark text:name="Nominee5"/>[onshow.new_director], Director</text:p>
      <text:p text:style-name="P36">BANK RESOLUTION </text:p>
      <text:p text:style-name="P1">OF</text:p>
      <text:p text:style-name="P1">[onshow.company_name]</text:p>
      <text:p text:style-name="P4"><text:bookmark-start text:name="CompanyName3"/>A Wyoming Corporation (hereafter “Corporation”)<text:bookmark-end text:name="CompanyName3"/></text:p>
      <text:p text:style-name="P4"/>
      <text:p text:style-name="P3">I, Keith Vogt, the undersigned, being the original director of the Corporation, having met and discussed the business herein set forth, have unanimously:</text:p>
      <text:p text:style-name="P3"/>
      <text:p text:style-name="P3">RESOLVED, that <text:bookmark text:name="Manager"/>[onshow.new_director], be and are hereby authorized to open a bank account in the name of this Corporation for the deposit and withdrawal of funds belonging to the Corporation.</text:p>
      <text:p text:style-name="P3"/>
      <text:p text:style-name="P5">Adopted and resolved by the Director of the Corporation this <text:date style:data-style-name="N76" text:date-value="2010-11-17T20:03:48.18">November 17, 2010</text:date>.</text:p>
      <text:p text:style-name="P6"/>
      <text:p text:style-name="P7">________________________________________<text:line-break/>Keith Vogt, Direc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Normal_20__28_Web_29_" style:display-name="Normal (Web)" style:family="paragraph" style:parent-style-name="Standard">
      <style:paragraph-properties fo:margin-top="0.1945in" fo:margin-bottom="0.0799in" fo:line-height="100%"/>
      <style:text-properties style:font-name="Times New Roman" fo:font-size="12pt" style:font-name-asian="Times New Roman" style:font-size-asian="12pt" style:font-name-complex="Times New Roman" style:font-size-complex="12pt"/>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vogt</meta:initial-creator>
    <meta:creation-date>2009-09-08T20:17:00</meta:creation-date>
    <dc:creator>Keith Vogt</dc:creator>
    <dc:date>2010-11-17T20:03:48.12</dc:date>
    <meta:print-date>2009-08-03T13:31:00</meta:print-date>
    <meta:editing-cycles>10</meta:editing-cycles>
    <meta:editing-duration>PT00H18M12S</meta:editing-duration>
    <meta:generator>OpenOffice.org/3.2$Win32 OpenOffice.org_project/320m18$Build-9502</meta:generator>
    <meta:document-statistic meta:table-count="0" meta:image-count="0" meta:object-count="0" meta:page-count="6" meta:paragraph-count="63" meta:word-count="686" meta:character-count="4764"/>
  </office:meta>
</office:document-meta>
</file>